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7D0000003A3E00C532C539CB88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 style:master-page-name="">
      <loext:graphic-properties draw:fill="none"/>
      <style:paragraph-properties fo:margin-left="0cm" fo:margin-right="0cm" fo:text-align="end" style:justify-single-word="false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291e4b" officeooo:paragraph-rsid="00291e4b"/>
    </style:style>
    <style:style style:name="P2" style:family="paragraph" style:parent-style-name="Heading">
      <style:paragraph-properties fo:padding-left="0cm" fo:padding-right="0cm" fo:padding-top="0cm" fo:padding-bottom="0.074cm" fo:border-left="none" fo:border-right="none" fo:border-top="none" fo:border-bottom="0.99pt solid #000000" style:join-border="false"/>
    </style:style>
    <style:style style:name="P3" style:family="paragraph" style:parent-style-name="Heading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21186e" officeooo:paragraph-rsid="0021186e"/>
    </style:style>
    <style:style style:name="P4" style:family="paragraph" style:parent-style-name="Heading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217b2d" officeooo:paragraph-rsid="00217b2d"/>
    </style:style>
    <style:style style:name="P5" style:family="paragraph" style:parent-style-name="Text_20_body">
      <style:text-properties officeooo:rsid="005444df" officeooo:paragraph-rsid="005444df"/>
    </style:style>
    <style:style style:name="P6" style:family="paragraph" style:parent-style-name="Text_20_body">
      <style:text-properties officeooo:rsid="0055cdc9" officeooo:paragraph-rsid="0055cdc9"/>
    </style:style>
    <style:style style:name="P7" style:family="paragraph" style:parent-style-name="Text_20_body">
      <style:paragraph-properties fo:line-height="120%"/>
      <style:text-properties officeooo:rsid="0059a53b" officeooo:paragraph-rsid="005c5d29"/>
    </style:style>
    <style:style style:name="P8" style:family="paragraph" style:parent-style-name="Heading" style:master-page-name="Standard">
      <style:paragraph-properties style:page-number="auto" fo:padding-left="0cm" fo:padding-right="0cm" fo:padding-top="0cm" fo:padding-bottom="0.074cm" fo:border-left="none" fo:border-right="none" fo:border-top="none" fo:border-bottom="0.99pt solid #000000" style:join-border="false"/>
    </style:style>
    <style:style style:name="P9" style:family="paragraph" style:parent-style-name="Text_20_body" style:list-style-name="L1">
      <style:text-properties officeooo:rsid="0055cdc9" officeooo:paragraph-rsid="0055cdc9"/>
    </style:style>
    <style:style style:name="P10" style:family="paragraph" style:parent-style-name="Text_20_body" style:list-style-name="L1">
      <style:text-properties officeooo:rsid="0059a53b" officeooo:paragraph-rsid="0059a53b"/>
    </style:style>
    <style:style style:name="P11" style:family="paragraph" style:parent-style-name="Text_20_body" style:list-style-name="L1">
      <style:text-properties officeooo:rsid="0059a53b" officeooo:paragraph-rsid="005b3e15"/>
    </style:style>
    <style:style style:name="P12" style:family="paragraph" style:parent-style-name="Text_20_body" style:list-style-name="L1">
      <style:text-properties officeooo:rsid="005af507" officeooo:paragraph-rsid="005af507"/>
    </style:style>
    <style:style style:name="P13" style:family="paragraph" style:parent-style-name="Text_20_body" style:list-style-name="L1">
      <style:text-properties officeooo:rsid="005b3e15" officeooo:paragraph-rsid="005b3e15"/>
    </style:style>
    <style:style style:name="P14" style:family="paragraph" style:parent-style-name="Text_20_body" style:list-style-name="L1">
      <style:text-properties officeooo:rsid="005c5d29" officeooo:paragraph-rsid="005c5d29"/>
    </style:style>
    <style:style style:name="P15" style:family="paragraph" style:parent-style-name="Text_20_body" style:list-style-name="L1">
      <style:text-properties officeooo:rsid="005d33ae" officeooo:paragraph-rsid="005d33ae"/>
    </style:style>
    <style:style style:name="P16" style:family="paragraph" style:parent-style-name="Text_20_body" style:list-style-name="L1">
      <style:text-properties officeooo:rsid="005d33ae" officeooo:paragraph-rsid="005fffe9"/>
    </style:style>
    <style:style style:name="P17" style:family="paragraph" style:parent-style-name="Text_20_body" style:list-style-name="L1">
      <style:text-properties officeooo:rsid="005e67ce" officeooo:paragraph-rsid="005e67ce"/>
    </style:style>
    <style:style style:name="P18" style:family="paragraph" style:parent-style-name="Text_20_body" style:list-style-name="L1">
      <style:paragraph-properties fo:break-before="page"/>
      <style:text-properties officeooo:rsid="0059a53b" officeooo:paragraph-rsid="005c5d29"/>
    </style:style>
    <style:style style:name="T1" style:family="text">
      <style:text-properties officeooo:rsid="001f5466"/>
    </style:style>
    <style:style style:name="T2" style:family="text">
      <style:text-properties officeooo:rsid="0021186e"/>
    </style:style>
    <style:style style:name="T3" style:family="text">
      <style:text-properties officeooo:rsid="0055cdc9"/>
    </style:style>
    <style:style style:name="T4" style:family="text">
      <style:text-properties officeooo:rsid="005b3e15"/>
    </style:style>
    <style:style style:name="T5" style:family="text">
      <style:text-properties officeooo:rsid="005c5d29"/>
    </style:style>
    <style:style style:name="T6" style:family="text">
      <style:text-properties officeooo:rsid="005d33ae"/>
    </style:style>
    <style:style style:name="T7" style:family="text">
      <style:text-properties officeooo:rsid="005fffe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nwesende <text:span text:style-name="T1">Mitglieder</text:span></text:p>
      <text:p text:style-name="P5">Leon Farchau, Andre Siewert, Michael Prange, <text:span text:style-name="T3">Philip Markus</text:span></text:p>
      <text:p text:style-name="P2">Gäste</text:p>
      <text:p text:style-name="P5">Heiner Hökenschnieder, <text:span text:style-name="T7">Felix Kupferschmidt</text:span></text:p>
      <text:p text:style-name="P2">Protokol<text:span text:style-name="T2">lant.in:</text:span></text:p>
      <text:p text:style-name="P5">Michael Prange</text:p>
      <text:p text:style-name="P3">Festlegen der Beschlussfähigkeit</text:p>
      <text:p text:style-name="P6">gegeben</text:p>
      <text:p text:style-name="P4">Tagesordnungspunkte</text:p>
      <text:list xml:id="list3397038690579086836" text:style-name="L1">
        <text:list-item>
          <text:p text:style-name="P9">Vorstellung der Elektronischen Haustür von Heiner</text:p>
        </text:list-item>
        <text:list-item>
          <text:p text:style-name="P10">Sicherheitsunterweisung</text:p>
          <text:list>
            <text:list-item>
              <text:p text:style-name="P12">Es sind nur Mitglieder versichert, keine Besucher! (Haftpflicht)</text:p>
            </text:list-item>
            <text:list-item>
              <text:p text:style-name="P12">Wir müssen offen kenntlich machen welche Gefahren durch Maschinen entstehen können.</text:p>
            </text:list-item>
            <text:list-item>
              <text:p text:style-name="P12">Ab 20 regelmäßigen Teilnehmern pro Tag muss es einen Sicherheitsbeauftragten geben.</text:p>
              <text:p text:style-name="P12">Philip macht das <text:span text:style-name="T4">(Beschluss vom Vorstand) und erstellt „Plakate“ für die einzelnen Geräte.</text:span></text:p>
            </text:list-item>
            <text:list-item>
              <text:p text:style-name="P13">Wir sollten eine Hausordnung erstellen.</text:p>
            </text:list-item>
          </text:list>
        </text:list-item>
        <text:list-item>
          <text:p text:style-name="P11">NextCloud</text:p>
          <text:list>
            <text:list-item>
              <text:p text:style-name="P13">Wurde installiert, läuft aber als Startseite auf dem Server ebenso wie der gitlab, dies muss noch angepasst werden (Leon, Michael)</text:p>
            </text:list-item>
          </text:list>
        </text:list-item>
        <text:list-item>
          <text:p text:style-name="P10">Repair Café</text:p>
          <text:list>
            <text:list-item>
              <text:p text:style-name="P13">Leon und Michael waren als Reparatuexperten beim Repair Café in Brackwede</text:p>
            </text:list-item>
            <text:list-item>
              <text:p text:style-name="P13">Wir bekommen Unterstützung bei der Einrichtung von der Brackweder Gruppe</text:p>
            </text:list-item>
            <text:list-item>
              <text:p text:style-name="P14">Starttermin ab Frühling 2019</text:p>
            </text:list-item>
          </text:list>
        </text:list-item>
        <text:list-item>
          <text:p text:style-name="P11">Lastschriftmandat <text:span text:style-name="T5">muss noch gemacht werden</text:span></text:p>
        </text:list-item>
      </text:list>
      <text:p text:style-name="P7"/>
      <text:list xml:id="list141409132038700" text:continue-numbering="true" text:style-name="L1">
        <text:list-item>
          <text:p text:style-name="P18">Welche Workshop<text:span text:style-name="T5">s</text:span></text:p>
          <text:list>
            <text:list-item>
              <text:p text:style-name="P14">Arduino</text:p>
            </text:list-item>
            <text:list-item>
              <text:p text:style-name="P14">Calioppe</text:p>
            </text:list-item>
            <text:list-item>
              <text:p text:style-name="P14">git</text:p>
            </text:list-item>
            <text:list-item>
              <text:p text:style-name="P14">3D-Druck</text:p>
            </text:list-item>
            <text:list-item>
              <text:p text:style-name="P14">Konstruktion</text:p>
            </text:list-item>
            <text:list-item>
              <text:p text:style-name="P15">Slicen</text:p>
            </text:list-item>
            <text:list-item>
              <text:p text:style-name="P14">Elektronische Schaltung</text:p>
            </text:list-item>
            <text:list-item>
              <text:p text:style-name="P14">Löten</text:p>
            </text:list-item>
            <text:list-item>
              <text:p text:style-name="P14">Freie Lizenzen <text:span text:style-name="T6">(MIT, GPL, Apache, …)</text:span></text:p>
            </text:list-item>
            <text:list-item>
              <text:p text:style-name="P15">Crypto Party</text:p>
            </text:list-item>
          </text:list>
        </text:list-item>
        <text:list-item>
          <text:p text:style-name="P16">Digitalcourage <text:span text:style-name="T7">https://digitalcourage.de/hochschulgruppe</text:span></text:p>
          <text:list>
            <text:list-item>
              <text:p text:style-name="P15">Cryptoparty<text:tab/><text:tab/><text:span text:style-name="T7">Mi, </text:span>21.11.18</text:p>
            </text:list-item>
            <text:list-item>
              <text:p text:style-name="P15">Backup Party<text:tab/><text:tab/><text:span text:style-name="T7">Mi, </text:span>28.11.18</text:p>
            </text:list-item>
            <text:list-item>
              <text:p text:style-name="P15">Linux-Install-Party<text:tab/><text:span text:style-name="T7">Do, <text:s/></text:span>6.12.18</text:p>
            </text:list-item>
          </text:list>
        </text:list-item>
        <text:list-item>
          <text:p text:style-name="P10">Website ergänzen</text:p>
          <text:list>
            <text:list-item>
              <text:p text:style-name="P17">Momentan macht die Inhalte nur Olaf, wer möchte noch Redakteur sein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Liberation Sans" fo:font-family="'Liberation Sans'" style:font-family-generic="swiss" style:font-pitch="variable" fo:font-size="12pt" fo:font-weight="bold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 fo:line-height="120%" style:writing-mode="page"/>
      <style:text-properties style:font-name="Liberation Sans1" fo:font-family="'Liberation Sans'" style:font-style-name="Standard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start" style:justify-single-word="false" style:page-number="auto" style:writing-mode="page"/>
      <style:text-properties fo:font-size="20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 style:writing-mode="page"/>
      <style:text-properties fo:font-size="10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end" style:justify-single-word="false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291e4b" officeooo:paragraph-rsid="00291e4b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number:date-style style:name="N79" number:automatic-order="true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Title"><draw:frame draw:style-name="Mfr1" draw:name="Bild2" text:anchor-type="paragraph" svg:x="9.941cm" svg:y="0cm" svg:width="7.061cm" svg:height="3.3cm" draw:z-index="1"><draw:image xlink:href="Pictures/10000201000007D0000003A3E00C532C539CB886.png" xlink:type="simple" xlink:show="embed" xlink:actuate="onLoad"/></draw:frame>Planungstreffen</text:p>
        <text:p text:style-name="Subtitle"><text:date style:data-style-name="N79" text:date-value="2018-10-24T17:35:23.083129688" text:fixed="true">Mittwoch, 24. Oktober 2018</text:date></text:p>
      </style:header>
      <style:footer>
        <text:p text:style-name="MP1">Seite <text:page-number text:select-page="current">2</text:page-number> von <text:page-count>2</text:page-count></text:p>
      </style:footer>
    </style:master-page>
    <style:master-page style:name="Index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7:35:29.141110163</meta:creation-date>
    <meta:editing-duration>PT20M54S</meta:editing-duration>
    <meta:editing-cycles>6</meta:editing-cycles>
    <meta:generator>LibreOffice/5.2.7.2$Linux_X86_64 LibreOffice_project/20m0$Build-2</meta:generator>
    <dc:date>2018-10-24T19:38:22.083686299</dc:date>
    <meta:document-statistic meta:table-count="0" meta:image-count="1" meta:object-count="0" meta:page-count="2" meta:paragraph-count="43" meta:word-count="214" meta:character-count="1483" meta:non-whitespace-character-count="1339"/>
  </office:meta>
</office:document-meta>
</file>